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6604in" fo:margin-left="-0.0819in" style:page-number="auto" table:align="left" style:writing-mode="lr-tb"/>
    </style:style>
    <style:style style:name="Table1.A" style:family="table-column">
      <style:table-column-properties style:column-width="0.3285in"/>
    </style:style>
    <style:style style:name="Table1.B" style:family="table-column">
      <style:table-column-properties style:column-width="2.3715in"/>
    </style:style>
    <style:style style:name="Table1.C" style:family="table-column">
      <style:table-column-properties style:column-width="3.96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5" style:family="table-row">
      <style:table-row-properties style:min-row-height="0.2667in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style:snap-to-layout-grid="false"/>
      <style:text-properties officeooo:paragraph-rsid="001d7291"/>
    </style:style>
    <style:style style:name="P7" style:family="paragraph" style:parent-style-name="Standard">
      <style:paragraph-properties style:snap-to-layout-grid="false"/>
      <style:text-properties officeooo:rsid="001d7291" officeooo:paragraph-rsid="001d7291"/>
    </style:style>
    <style:style style:name="P8" style:family="paragraph" style:parent-style-name="Standard">
      <style:text-properties officeooo:paragraph-rsid="001d7291"/>
    </style:style>
    <style:style style:name="P9" style:family="paragraph" style:parent-style-name="Standard">
      <style:paragraph-properties fo:margin-left="0in" fo:margin-right="0.0783in" fo:text-align="center" style:justify-single-word="false" fo:text-indent="0in" style:auto-text-indent="false"/>
      <style:text-properties fo:font-size="10pt" fo:font-weight="bold" style:font-size-asian="10pt" style:font-weight-asian="bold" style:font-size-complex="10pt" style:text-rotation-angle="90" style:text-rotation-scale="line-heigh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d729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d7291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d7291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>ОТЧЕТ</text:p>
            <text:p text:style-name="P1">о научно-исследовательской работе за <text:span text:style-name="T3">2</text:span> семестр <text:span text:style-name="T3">2015</text:span>/<text:span text:style-name="T3">2016 </text:span>учебного года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ФИО студента</text:p>
          </table:table-cell>
          <table:covered-table-cell/>
          <table:table-cell table:style-name="Table1.A1" office:value-type="string">
            <text:p text:style-name="P7">Аникин Евгений Викторович</text:p>
          </table:table-cell>
        </table:table-row>
        <table:table-row table:style-name="Table1.1">
          <table:table-cell table:style-name="Table1.A2" table:number-columns-spanned="2" office:value-type="string">
            <text:p text:style-name="P4">Факультет, группа</text:p>
          </table:table-cell>
          <table:covered-table-cell/>
          <table:table-cell table:style-name="Table1.A1" office:value-type="string">
            <text:p text:style-name="P7">ФОПФ, гр. 128</text:p>
          </table:table-cell>
        </table:table-row>
        <table:table-row table:style-name="Table1.1">
          <table:table-cell table:style-name="Table1.A2" table:number-columns-spanned="2" office:value-type="string">
            <text:p text:style-name="P4">Базовая организация, кафедра </text:p>
          </table:table-cell>
          <table:covered-table-cell/>
          <table:table-cell table:style-name="Table1.A1" office:value-type="string">
            <text:p text:style-name="P7">Кафедра проблем физики и асторфизики</text:p>
          </table:table-cell>
        </table:table-row>
        <table:table-row table:style-name="Table1.5">
          <table:table-cell table:style-name="Table1.A2" table:number-columns-spanned="2" office:value-type="string">
            <text:p text:style-name="P4">Тема НИР</text:p>
          </table:table-cell>
          <table:covered-table-cell/>
          <table:table-cell table:style-name="Table1.A1" office:value-type="string">
            <text:p text:style-name="P7">Краевые состояния в системах со спин-орбитальным взаимодействием в подходе сильной связи</text:p>
          </table:table-cell>
        </table:table-row>
        <table:table-row table:style-name="Table1.1">
          <table:table-cell table:style-name="Table1.A2" table:number-columns-spanned="2" office:value-type="string">
            <text:p text:style-name="P4">Текущее состояние НИР за семестр (проделанная работа и полученные результаты)</text:p>
          </table:table-cell>
          <table:covered-table-cell/>
          <table:table-cell table:style-name="Table1.A1" office:value-type="string">
            <text:p text:style-name="P7">В простейших моделях сильной связи изучены локализованные состояния. Для модели Кейна-Меле</text:p>
            <text:p text:style-name="P8"><text:span text:style-name="T3">численно и аналитически найден спектр краевых состояний. </text:span></text:p>
            <text:p text:style-name="Standard"/>
          </table:table-cell>
        </table:table-row>
        <table:table-row table:style-name="Table1.1">
          <table:table-cell table:style-name="Table1.A2" table:number-rows-spanned="7" office:value-type="string">
            <text:p text:style-name="P9">Итоги НИР за семестр</text:p>
          </table:table-cell>
          <table:table-cell table:style-name="Table1.A2" office:value-type="string">
            <text:p text:style-name="P2">Доклады на научных конференциях, семинарах (авторы, название доклада и конференции, место проведения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Научные публикации (авторы, название работы и издания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covered-table-cell/>
          <table:table-cell table:style-name="Table1.A2" office:value-type="string">
            <text:p text:style-name="P2">Участие в конкурсах на лучшую НИР и выставках (авторы, название работы и конкурса (экспоната и выставки)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Медали, дипломы, грамоты, премии и т.п. на конкурсах на лучшую НИР и на выставках (авторы, название работы и конкурса (экспоната и выставки), вид награды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Проекты, поданные на конкурсы грантов (авторы, название и вид гранта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Полученные гранты (авторы, название и вид гранта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Другое (заявки и охранные документы на объекты интеллектуальной собственности, проданные лицензии на их использование, стипендии Президента и Правительства РФ и т.п.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table:number-columns-spanned="2" office:value-type="string">
            <text:p text:style-name="P4">Материальная поддержка НИР студента за семестр (с указанием источника финансирования)</text:p>
          </table:table-cell>
          <table:covered-table-cell/>
          <table:table-cell table:style-name="Table1.A1" office:value-type="string">
            <text:p text:style-name="P7">Стипендия МФТИ</text:p>
          </table:table-cell>
        </table:table-row>
        <table:table-row table:style-name="Table1.1">
          <table:table-cell table:style-name="Table1.A2" table:number-columns-spanned="2" office:value-type="string">
            <text:p text:style-name="P4">План работы на следующий семестр</text:p>
          </table:table-cell>
          <table:covered-table-cell/>
          <table:table-cell table:style-name="Table1.A1" office:value-type="string">
            <text:p text:style-name="P6"><text:span text:style-name="T3">Построение модели сильной связи для p-орбиталей с учётом спин-орбитального взаимодействия и изучение краевых состояний в этой модели, в частности, их рассеяния на примесях.</text:span></text:p>
          </table:table-cell>
        </table:table-row>
        <table:table-row table:style-name="Table1.1">
          <table:table-cell table:style-name="Table1.A2" table:number-columns-spanned="2" office:value-type="string">
            <text:p text:style-name="P4">Отзыв научного руководителя</text:p>
          </table:table-cell>
          <table:covered-table-cell/>
          <table:table-cell table:style-name="Table1.A1" office:value-type="string">
            <text:p text:style-name="P5"/>
            <text:p text:style-name="Standard"/>
          </table:table-cell>
        </table:table-row>
        <table:table-row table:style-name="Table1.1">
          <table:table-cell table:style-name="Table1.A2" table:number-columns-spanned="2" office:value-type="string">
            <text:p text:style-name="P4">Оценка НИР студента за семестр</text:p>
          </table:table-cell>
          <table:covered-table-cell/>
          <table:table-cell table:style-name="Table1.A1" office:value-type="string">
            <text:p text:style-name="P5"/>
            <text:p text:style-name="Standard"/>
          </table:table-cell>
        </table:table-row>
      </table:table>
      <text:p text:style-name="P4"/>
      <text:p text:style-name="P4">Студент <text:span text:style-name="T7">Аникин Евгений Викторович</text:span> <text:s/><text:tab/><text:tab/>дата составления отчета <text:span text:style-name="T7">27 мая 2016</text:span></text:p>
      <text:p text:style-name="P4">Научный руководитель <text:span text:style-name="T7">Арсеев Пётр Иварович</text:span> <text:tab/>/ФИО/</text:p>
      <text:p text:style-name="P4">Зав. кафедрой <text:span text:style-name="T7">Бескин Василий Семёнович</text:span> <text:tab/>/ФИО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ТЧЕТ</dc:title>
    <meta:initial-creator>Mipt</meta:initial-creator>
    <meta:creation-date>2008-10-29T16:35:00</meta:creation-date>
    <dc:date>2016-05-27T06:47:31.444193729</dc:date>
    <meta:print-date>2016-05-27T01:39:00</meta:print-date>
    <meta:editing-cycles>3</meta:editing-cycles>
    <meta:editing-duration>PT1H33M</meta:editing-duration>
    <meta:document-statistic meta:table-count="1" meta:image-count="0" meta:object-count="0" meta:page-count="1" meta:paragraph-count="30" meta:word-count="240" meta:character-count="1770" meta:non-whitespace-character-count="1553"/>
    <meta:generator>LibreOffice/4.2.8.2$Linux_X86_64 LibreOffice_project/420m0$Build-2</meta:generator>
  </office:meta>
</office:document-meta>
</file>